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dstawowy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05207" calcext:value-type="float">
            <text:p>0,205207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 table:number-columns-repeated="2"/>
          <table:table-cell>
            <draw:frame table:end-cell-address="Podstawowy.O22" table:end-x="1.471cm" table:end-y="0.018cm" draw:z-index="0" draw:style-name="gr1" draw:text-style-name="P1" svg:width="15cm" svg:height="9cm" svg:x="0.018cm" svg:y="0.049cm">
              <draw:object draw:notify-on-update-of-ranges="Podstawowy.A2:Podstawowy.A8 Podstawowy.E2:Podstawowy.E8 Podstawowy.A10:Podstawowy.A16 Podstawowy.E10:Podstawowy.E16 Podstawowy.A18:Podstawowy.A24 Podstawowy.E18:Podstawowy.E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37218" calcext:value-type="float">
            <text:p>0,137218</text:p>
          </table:table-cell>
          <table:table-cell/>
          <table:table-cell table:formula="of:=[.C3]/[.C2]" office:value-type="float" office:value="0.668680892951995" calcext:value-type="float">
            <text:p>0,668680893</text:p>
          </table:table-cell>
          <table:table-cell table:formula="of:=[.E3]/[.A3]" office:value-type="float" office:value="0.334340446475997" calcext:value-type="float">
            <text:p>0,3343404465</text:p>
          </table:table-cell>
          <table:table-cell table:formula="of:=(1/[.E3]-1/[.A3])/(1-1/[.A3])" office:value-type="float" office:value="1.99096328470026" calcext:value-type="float">
            <text:p>1,99096328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90744" calcext:value-type="float">
            <text:p>0,090744</text:p>
          </table:table-cell>
          <table:table-cell/>
          <table:table-cell table:formula="of:=[.C4]/[.C2]" office:value-type="float" office:value="0.442207137183429" calcext:value-type="float">
            <text:p>0,4422071372</text:p>
          </table:table-cell>
          <table:table-cell table:formula="of:=[.E4]/[.A4]" office:value-type="float" office:value="0.110551784295857" calcext:value-type="float">
            <text:p>0,1105517843</text:p>
          </table:table-cell>
          <table:table-cell table:formula="of:=(1/[.E4]-1/[.A4])/(1-1/[.A4])" office:value-type="float" office:value="2.68184489699962" calcext:value-type="float">
            <text:p>2,68184489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24404" calcext:value-type="float">
            <text:p>0,124404</text:p>
          </table:table-cell>
          <table:table-cell/>
          <table:table-cell table:formula="of:=[.C5]/[.C2]" office:value-type="float" office:value="0.606236629354749" calcext:value-type="float">
            <text:p>0,6062366294</text:p>
          </table:table-cell>
          <table:table-cell table:formula="of:=[.E5]/[.A5]" office:value-type="float" office:value="0.101039438225792" calcext:value-type="float">
            <text:p>0,1010394382</text:p>
          </table:table-cell>
          <table:table-cell table:formula="of:=(1/[.E5]-1/[.A5])/(1-1/[.A5])" office:value-type="float" office:value="1.77942509887142" calcext:value-type="float">
            <text:p>1,77942509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99681" calcext:value-type="float">
            <text:p>0,099681</text:p>
          </table:table-cell>
          <table:table-cell/>
          <table:table-cell table:formula="of:=[.C6]/[.C2]" office:value-type="float" office:value="0.485758283099504" calcext:value-type="float">
            <text:p>0,4857582831</text:p>
          </table:table-cell>
          <table:table-cell table:formula="of:=[.E6]/[.A6]" office:value-type="float" office:value="0.0607197853874381" calcext:value-type="float">
            <text:p>0,0607197854</text:p>
          </table:table-cell>
          <table:table-cell table:formula="of:=(1/[.E6]-1/[.A6])/(1-1/[.A6])" office:value-type="float" office:value="2.20987091679601" calcext:value-type="float">
            <text:p>2,209870916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09583" calcext:value-type="float">
            <text:p>0,109583</text:p>
          </table:table-cell>
          <table:table-cell/>
          <table:table-cell table:formula="of:=[.C7]/[.C2]" office:value-type="float" office:value="0.534011997641406" calcext:value-type="float">
            <text:p>0,5340119976</text:p>
          </table:table-cell>
          <table:table-cell table:formula="of:=[.E7]/[.A7]" office:value-type="float" office:value="0.0534011997641406" calcext:value-type="float">
            <text:p>0,0534011998</text:p>
          </table:table-cell>
          <table:table-cell table:formula="of:=(1/[.E7]-1/[.A7])/(1-1/[.A7])" office:value-type="float" office:value="1.96957455890867" calcext:value-type="float">
            <text:p>1,969574558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07957" calcext:value-type="float">
            <text:p>0,107957</text:p>
          </table:table-cell>
          <table:table-cell/>
          <table:table-cell table:formula="of:=[.C8]/[.C2]" office:value-type="float" office:value="0.526088291335091" calcext:value-type="float">
            <text:p>0,5260882913</text:p>
          </table:table-cell>
          <table:table-cell table:formula="of:=[.E8]/[.A8]" office:value-type="float" office:value="0.0438406909445909" calcext:value-type="float">
            <text:p>0,0438406909</text:p>
          </table:table-cell>
          <table:table-cell table:formula="of:=(1/[.E8]-1/[.A8])/(1-1/[.A8])" office:value-type="float" office:value="1.98271449828088" calcext:value-type="float">
            <text:p>1,982714498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085065" calcext:value-type="float">
            <text:p>2,085065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066303" calcext:value-type="float">
            <text:p>1,066303</text:p>
          </table:table-cell>
          <table:table-cell/>
          <table:table-cell table:formula="of:=[.C11]/[.C10]" office:value-type="float" office:value="0.511400364017429" calcext:value-type="float">
            <text:p>0,511400364</text:p>
          </table:table-cell>
          <table:table-cell table:formula="of:=[.E11]/[.A11]" office:value-type="float" office:value="0.255700182008714" calcext:value-type="float">
            <text:p>0,255700182</text:p>
          </table:table-cell>
          <table:table-cell table:formula="of:=(1/[.E11]-1/[.A11])/(1-1/[.A11])" office:value-type="float" office:value="2.91083022367939" calcext:value-type="float">
            <text:p>2,91083022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96259" calcext:value-type="float">
            <text:p>0,696259</text:p>
          </table:table-cell>
          <table:table-cell/>
          <table:table-cell table:formula="of:=[.C12]/[.C10]" office:value-type="float" office:value="0.333926760077024" calcext:value-type="float">
            <text:p>0,3339267601</text:p>
          </table:table-cell>
          <table:table-cell table:formula="of:=[.E12]/[.A12]" office:value-type="float" office:value="0.083481690019256" calcext:value-type="float">
            <text:p>0,08348169</text:p>
          </table:table-cell>
          <table:table-cell table:formula="of:=(1/[.E12]-1/[.A12])/(1-1/[.A12])" office:value-type="float" office:value="3.65955820080363" calcext:value-type="float">
            <text:p>3,659558200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051957" calcext:value-type="float">
            <text:p>1,051957</text:p>
          </table:table-cell>
          <table:table-cell/>
          <table:table-cell table:formula="of:=[.C13]/[.C10]" office:value-type="float" office:value="0.504520002973528" calcext:value-type="float">
            <text:p>0,504520003</text:p>
          </table:table-cell>
          <table:table-cell table:formula="of:=[.E13]/[.A13]" office:value-type="float" office:value="0.0840866671622547" calcext:value-type="float">
            <text:p>0,0840866672</text:p>
          </table:table-cell>
          <table:table-cell table:formula="of:=(1/[.E13]-1/[.A13])/(1-1/[.A13])" office:value-type="float" office:value="2.17849836067444" calcext:value-type="float">
            <text:p>2,178498360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67949" calcext:value-type="float">
            <text:p>0,767949</text:p>
          </table:table-cell>
          <table:table-cell/>
          <table:table-cell table:formula="of:=[.C14]/[.C10]" office:value-type="float" office:value="0.368309381242311" calcext:value-type="float">
            <text:p>0,3683093812</text:p>
          </table:table-cell>
          <table:table-cell table:formula="of:=[.E14]/[.A14]" office:value-type="float" office:value="0.0460386726552889" calcext:value-type="float">
            <text:p>0,0460386727</text:p>
          </table:table-cell>
          <table:table-cell table:formula="of:=(1/[.E14]-1/[.A14])/(1-1/[.A14])" office:value-type="float" office:value="2.96012421211751" calcext:value-type="float">
            <text:p>2,96012421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899913" calcext:value-type="float">
            <text:p>0,899913</text:p>
          </table:table-cell>
          <table:table-cell/>
          <table:table-cell table:formula="of:=[.C15]/[.C10]" office:value-type="float" office:value="0.431599494500171" calcext:value-type="float">
            <text:p>0,4315994945</text:p>
          </table:table-cell>
          <table:table-cell table:formula="of:=[.E15]/[.A15]" office:value-type="float" office:value="0.0431599494500171" calcext:value-type="float">
            <text:p>0,0431599495</text:p>
          </table:table-cell>
          <table:table-cell table:formula="of:=(1/[.E15]-1/[.A15])/(1-1/[.A15])" office:value-type="float" office:value="2.46329206885061" calcext:value-type="float">
            <text:p>2,463292068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92667" calcext:value-type="float">
            <text:p>0,792667</text:p>
          </table:table-cell>
          <table:table-cell/>
          <table:table-cell table:formula="of:=[.C16]/[.C10]" office:value-type="float" office:value="0.380164167543937" calcext:value-type="float">
            <text:p>0,3801641675</text:p>
          </table:table-cell>
          <table:table-cell table:formula="of:=[.E16]/[.A16]" office:value-type="float" office:value="0.0316803472953281" calcext:value-type="float">
            <text:p>0,0316803473</text:p>
          </table:table-cell>
          <table:table-cell table:formula="of:=(1/[.E16]-1/[.A16])/(1-1/[.A16])" office:value-type="float" office:value="2.77866459342035" calcext:value-type="float">
            <text:p>2,778664593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0.497048" calcext:value-type="float">
            <text:p>20,497048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.75248" calcext:value-type="float">
            <text:p>10,75248</text:p>
          </table:table-cell>
          <table:table-cell/>
          <table:table-cell table:formula="of:=[.C19]/[.C18]" office:value-type="float" office:value="0.524586760005636" calcext:value-type="float">
            <text:p>0,52458676</text:p>
          </table:table-cell>
          <table:table-cell table:formula="of:=[.E19]/[.A19]" office:value-type="float" office:value="0.262293380002818" calcext:value-type="float">
            <text:p>0,26229338</text:p>
          </table:table-cell>
          <table:table-cell table:formula="of:=(1/[.E19]-1/[.A19])/(1-1/[.A19])" office:value-type="float" office:value="2.81252473847894" calcext:value-type="float">
            <text:p>2,81252473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.959151" calcext:value-type="float">
            <text:p>5,959151</text:p>
          </table:table-cell>
          <table:table-cell/>
          <table:table-cell table:formula="of:=[.C20]/[.C18]" office:value-type="float" office:value="0.290732158113695" calcext:value-type="float">
            <text:p>0,2907321581</text:p>
          </table:table-cell>
          <table:table-cell table:formula="of:=[.E20]/[.A20]" office:value-type="float" office:value="0.0726830395284238" calcext:value-type="float">
            <text:p>0,0726830395</text:p>
          </table:table-cell>
          <table:table-cell table:formula="of:=(1/[.E20]-1/[.A20])/(1-1/[.A20])" office:value-type="float" office:value="4.2527893095286" calcext:value-type="float">
            <text:p>4,252789309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7.337358" calcext:value-type="float">
            <text:p>7,337358</text:p>
          </table:table-cell>
          <table:table-cell/>
          <table:table-cell table:formula="of:=[.C21]/[.C18]" office:value-type="float" office:value="0.357971450327872" calcext:value-type="float">
            <text:p>0,3579714503</text:p>
          </table:table-cell>
          <table:table-cell table:formula="of:=[.E21]/[.A21]" office:value-type="float" office:value="0.0596619083879786" calcext:value-type="float">
            <text:p>0,0596619084</text:p>
          </table:table-cell>
          <table:table-cell table:formula="of:=(1/[.E21]-1/[.A21])/(1-1/[.A21])" office:value-type="float" office:value="3.15222263926607" calcext:value-type="float">
            <text:p>3,152222639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375055" calcext:value-type="float">
            <text:p>6,375055</text:p>
          </table:table-cell>
          <table:table-cell/>
          <table:table-cell table:formula="of:=[.C22]/[.C19]" office:value-type="float" office:value="0.592891593381248" calcext:value-type="float">
            <text:p>0,5928915934</text:p>
          </table:table-cell>
          <table:table-cell table:formula="of:=[.E22]/[.A22]" office:value-type="float" office:value="0.074111449172656" calcext:value-type="float">
            <text:p>0,0741114492</text:p>
          </table:table-cell>
          <table:table-cell table:formula="of:=(1/[.E22]-1/[.A22])/(1-1/[.A22])" office:value-type="float" office:value="1.7847416890633" calcext:value-type="float">
            <text:p>1,784741689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7.470469" calcext:value-type="float">
            <text:p>7,470469</text:p>
          </table:table-cell>
          <table:table-cell/>
          <table:table-cell table:formula="of:=[.C23]/[.C18]" office:value-type="float" office:value="0.364465604998339" calcext:value-type="float">
            <text:p>0,364465605</text:p>
          </table:table-cell>
          <table:table-cell table:formula="of:=[.E23]/[.A23]" office:value-type="float" office:value="0.0364465604998339" calcext:value-type="float">
            <text:p>0,0364465605</text:p>
          </table:table-cell>
          <table:table-cell table:formula="of:=(1/[.E23]-1/[.A23])/(1-1/[.A23])" office:value-type="float" office:value="2.9374923671682" calcext:value-type="float">
            <text:p>2,9374923672</text:p>
          </table:table-cell>
          <table:table-cell>
            <draw:frame table:end-cell-address="Podstawowy.O42" table:end-x="1.423cm" table:end-y="0.421cm" draw:z-index="1" draw:style-name="gr1" draw:text-style-name="P1" svg:width="15cm" svg:height="9cm" svg:x="2.227cm" svg:y="0cm">
              <draw:object draw:notify-on-update-of-ranges="Podstawowy.A2:Podstawowy.A8 Podstawowy.F2:Podstawowy.F8 Podstawowy.A10:Podstawowy.A16 Podstawowy.F10:Podstawowy.F16 Podstawowy.A18:Podstawowy.A24 Podstawowy.F18:Podstawowy.F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7.078878" calcext:value-type="float">
            <text:p>7,078878</text:p>
          </table:table-cell>
          <table:table-cell/>
          <table:table-cell table:formula="of:=[.C24]/[.C18]" office:value-type="float" office:value="0.345360853914183" calcext:value-type="float">
            <text:p>0,3453608539</text:p>
          </table:table-cell>
          <table:table-cell table:formula="of:=[.E24]/[.A24]" office:value-type="float" office:value="0.0287800711595153" calcext:value-type="float">
            <text:p>0,0287800712</text:p>
          </table:table-cell>
          <table:table-cell table:formula="of:=(1/[.E24]-1/[.A24])/(1-1/[.A24])" office:value-type="float" office:value="3.06784233834283" calcext:value-type="float">
            <text:p>3,0678423383</text:p>
          </table:table-cell>
          <table:table-cell table:number-columns-repeated="2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Podstawowy.O63" table:end-x="1.423cm" table:end-y="0.42cm" draw:z-index="2" draw:style-name="gr1" draw:text-style-name="P1" svg:width="15cm" svg:height="9cm" svg:x="2.227cm" svg:y="0cm">
              <draw:object draw:notify-on-update-of-ranges="Podstawowy.A2:Podstawowy.A8 Podstawowy.G2:Podstawowy.G8 Podstawowy.A10:Podstawowy.A16 Podstawowy.G10:Podstawowy.G16 Podstawowy.A18:Podstawowy.A24 Podstawowy.G18:Podstawowy.G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</table:table>
      <table:table table:name="Skalowalny" table:style-name="ta1">
        <table:table-column table:style-name="co1" table:number-columns-repeated="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29213" calcext:value-type="float">
            <text:p>0,229213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/>
          <table:table-cell>
            <draw:frame table:end-cell-address="Skalowalny.O21" table:end-x="1.423cm" table:end-y="0.421cm" draw:z-index="0" draw:style-name="gr1" draw:text-style-name="P1" svg:width="15cm" svg:height="9cm" svg:x="2.227cm" svg:y="0.001cm">
              <draw:object draw:notify-on-update-of-ranges="Skalowalny.A2:Skalowalny.A8 Skalowalny.E2:Skalowalny.E8 Skalowalny.A10:Skalowalny.A16 Skalowalny.E10:Skalowalny.E16 Skalowalny.A18:Skalowalny.A24 Skalowalny.E18:Skalowalny.E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06991" calcext:value-type="float">
            <text:p>0,106991</text:p>
          </table:table-cell>
          <table:table-cell/>
          <table:table-cell table:formula="of:=[.C3]/[.C2]" office:value-type="float" office:value="0.466775444673731" calcext:value-type="float">
            <text:p>0,4667754447</text:p>
          </table:table-cell>
          <table:table-cell table:formula="of:=[.E3]/[.A3]" office:value-type="float" office:value="0.233387722336866" calcext:value-type="float">
            <text:p>0,2333877223</text:p>
          </table:table-cell>
          <table:table-cell table:formula="of:=(1/[.E3]-1/[.A3])/(1-1/[.A3])" office:value-type="float" office:value="3.28471553682085" calcext:value-type="float">
            <text:p>3,284715536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87878" calcext:value-type="float">
            <text:p>0,087878</text:p>
          </table:table-cell>
          <table:table-cell/>
          <table:table-cell table:formula="of:=[.C4]/[.C2]" office:value-type="float" office:value="0.383390121851727" calcext:value-type="float">
            <text:p>0,3833901219</text:p>
          </table:table-cell>
          <table:table-cell table:formula="of:=[.E4]/[.A4]" office:value-type="float" office:value="0.0958475304629319" calcext:value-type="float">
            <text:p>0,0958475305</text:p>
          </table:table-cell>
          <table:table-cell table:formula="of:=(1/[.E4]-1/[.A4])/(1-1/[.A4])" office:value-type="float" office:value="3.14441232921399" calcext:value-type="float">
            <text:p>3,144412329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09082" calcext:value-type="float">
            <text:p>0,109082</text:p>
          </table:table-cell>
          <table:table-cell/>
          <table:table-cell table:formula="of:=[.C5]/[.C2]" office:value-type="float" office:value="0.475897963902571" calcext:value-type="float">
            <text:p>0,4758979639</text:p>
          </table:table-cell>
          <table:table-cell table:formula="of:=[.E5]/[.A5]" office:value-type="float" office:value="0.0793163273170952" calcext:value-type="float">
            <text:p>0,0793163273</text:p>
          </table:table-cell>
          <table:table-cell table:formula="of:=(1/[.E5]-1/[.A5])/(1-1/[.A5])" office:value-type="float" office:value="2.32154892649566" calcext:value-type="float">
            <text:p>2,32154892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87497" calcext:value-type="float">
            <text:p>0,087497</text:p>
          </table:table-cell>
          <table:table-cell/>
          <table:table-cell table:formula="of:=[.C6]/[.C2]" office:value-type="float" office:value="0.381727912465698" calcext:value-type="float">
            <text:p>0,3817279125</text:p>
          </table:table-cell>
          <table:table-cell table:formula="of:=[.E6]/[.A6]" office:value-type="float" office:value="0.0477159890582122" calcext:value-type="float">
            <text:p>0,0477159891</text:p>
          </table:table-cell>
          <table:table-cell table:formula="of:=(1/[.E6]-1/[.A6])/(1-1/[.A6])" office:value-type="float" office:value="2.85104795429721" calcext:value-type="float">
            <text:p>2,85104795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89596" calcext:value-type="float">
            <text:p>0,089596</text:p>
          </table:table-cell>
          <table:table-cell/>
          <table:table-cell table:formula="of:=[.C7]/[.C2]" office:value-type="float" office:value="0.39088533372889" calcext:value-type="float">
            <text:p>0,3908853337</text:p>
          </table:table-cell>
          <table:table-cell table:formula="of:=[.E7]/[.A7]" office:value-type="float" office:value="0.039088533372889" calcext:value-type="float">
            <text:p>0,0390885334</text:p>
          </table:table-cell>
          <table:table-cell table:formula="of:=(1/[.E7]-1/[.A7])/(1-1/[.A7])" office:value-type="float" office:value="2.73143890352248" calcext:value-type="float">
            <text:p>2,73143890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72329" calcext:value-type="float">
            <text:p>0,072329</text:p>
          </table:table-cell>
          <table:table-cell/>
          <table:table-cell table:formula="of:=[.C8]/[.C2]" office:value-type="float" office:value="0.315553655333685" calcext:value-type="float">
            <text:p>0,3155536553</text:p>
          </table:table-cell>
          <table:table-cell table:formula="of:=[.E8]/[.A8]" office:value-type="float" office:value="0.0262961379444738" calcext:value-type="float">
            <text:p>0,0262961379</text:p>
          </table:table-cell>
          <table:table-cell table:formula="of:=(1/[.E8]-1/[.A8])/(1-1/[.A8])" office:value-type="float" office:value="3.36621800132978" calcext:value-type="float">
            <text:p>3,366218001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116345" calcext:value-type="float">
            <text:p>2,116345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102737" calcext:value-type="float">
            <text:p>1,102737</text:p>
          </table:table-cell>
          <table:table-cell/>
          <table:table-cell table:formula="of:=[.C11]/[.C10]" office:value-type="float" office:value="0.521057294533736" calcext:value-type="float">
            <text:p>0,5210572945</text:p>
          </table:table-cell>
          <table:table-cell table:formula="of:=[.E11]/[.A11]" office:value-type="float" office:value="0.260528647266868" calcext:value-type="float">
            <text:p>0,2605286473</text:p>
          </table:table-cell>
          <table:table-cell table:formula="of:=(1/[.E11]-1/[.A11])/(1-1/[.A11])" office:value-type="float" office:value="2.83834948859066" calcext:value-type="float">
            <text:p>2,83834948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97722" calcext:value-type="float">
            <text:p>0,697722</text:p>
          </table:table-cell>
          <table:table-cell/>
          <table:table-cell table:formula="of:=[.C12]/[.C10]" office:value-type="float" office:value="0.32968254230761" calcext:value-type="float">
            <text:p>0,3296825423</text:p>
          </table:table-cell>
          <table:table-cell table:formula="of:=[.E12]/[.A12]" office:value-type="float" office:value="0.0824206355769026" calcext:value-type="float">
            <text:p>0,0824206356</text:p>
          </table:table-cell>
          <table:table-cell table:formula="of:=(1/[.E12]-1/[.A12])/(1-1/[.A12])" office:value-type="float" office:value="3.71096129021778" calcext:value-type="float">
            <text:p>3,71096129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8264" calcext:value-type="float">
            <text:p>0,78264</text:p>
          </table:table-cell>
          <table:table-cell/>
          <table:table-cell table:formula="of:=[.C13]/[.C10]" office:value-type="float" office:value="0.369807380176672" calcext:value-type="float">
            <text:p>0,3698073802</text:p>
          </table:table-cell>
          <table:table-cell table:formula="of:=[.E13]/[.A13]" office:value-type="float" office:value="0.0616345633627788" calcext:value-type="float">
            <text:p>0,0616345634</text:p>
          </table:table-cell>
          <table:table-cell table:formula="of:=(1/[.E13]-1/[.A13])/(1-1/[.A13])" office:value-type="float" office:value="3.04493253603189" calcext:value-type="float">
            <text:p>3,0449325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67947" calcext:value-type="float">
            <text:p>0,667947</text:p>
          </table:table-cell>
          <table:table-cell/>
          <table:table-cell table:formula="of:=[.C14]/[.C10]" office:value-type="float" office:value="0.31561347511866" calcext:value-type="float">
            <text:p>0,3156134751</text:p>
          </table:table-cell>
          <table:table-cell table:formula="of:=[.E14]/[.A14]" office:value-type="float" office:value="0.0394516843898325" calcext:value-type="float">
            <text:p>0,0394516844</text:p>
          </table:table-cell>
          <table:table-cell table:formula="of:=(1/[.E14]-1/[.A14])/(1-1/[.A14])" office:value-type="float" office:value="3.47820860038296" calcext:value-type="float">
            <text:p>3,478208600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14901" calcext:value-type="float">
            <text:p>0,714901</text:p>
          </table:table-cell>
          <table:table-cell/>
          <table:table-cell table:formula="of:=[.C15]/[.C10]" office:value-type="float" office:value="0.337799838873152" calcext:value-type="float">
            <text:p>0,3377998389</text:p>
          </table:table-cell>
          <table:table-cell table:formula="of:=[.E15]/[.A15]" office:value-type="float" office:value="0.0337799838873152" calcext:value-type="float">
            <text:p>0,0337799839</text:p>
          </table:table-cell>
          <table:table-cell table:formula="of:=(1/[.E15]-1/[.A15])/(1-1/[.A15])" office:value-type="float" office:value="3.17814774353372" calcext:value-type="float">
            <text:p>3,17814774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86299" calcext:value-type="float">
            <text:p>0,686299</text:p>
          </table:table-cell>
          <table:table-cell/>
          <table:table-cell table:formula="of:=[.C16]/[.C10]" office:value-type="float" office:value="0.324285029142224" calcext:value-type="float">
            <text:p>0,3242850291</text:p>
          </table:table-cell>
          <table:table-cell table:formula="of:=[.E16]/[.A16]" office:value-type="float" office:value="0.0270237524285187" calcext:value-type="float">
            <text:p>0,0270237524</text:p>
          </table:table-cell>
          <table:table-cell table:formula="of:=(1/[.E16]-1/[.A16])/(1-1/[.A16])" office:value-type="float" office:value="3.2731348607796" calcext:value-type="float">
            <text:p>3,273134860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0.721042" calcext:value-type="float">
            <text:p>20,721042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.798597" calcext:value-type="float">
            <text:p>10,798597</text:p>
          </table:table-cell>
          <table:table-cell/>
          <table:table-cell table:formula="of:=[.C19]/[.C18]" office:value-type="float" office:value="0.521141600890534" calcext:value-type="float">
            <text:p>0,5211416009</text:p>
          </table:table-cell>
          <table:table-cell table:formula="of:=[.E19]/[.A19]" office:value-type="float" office:value="0.260570800445267" calcext:value-type="float">
            <text:p>0,2605708004</text:p>
          </table:table-cell>
          <table:table-cell table:formula="of:=(1/[.E19]-1/[.A19])/(1-1/[.A19])" office:value-type="float" office:value="2.83772854936618" calcext:value-type="float">
            <text:p>2,83772854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298527" calcext:value-type="float">
            <text:p>6,298527</text:p>
          </table:table-cell>
          <table:table-cell/>
          <table:table-cell table:formula="of:=[.C20]/[.C18]" office:value-type="float" office:value="0.303967676915089" calcext:value-type="float">
            <text:p>0,3039676769</text:p>
          </table:table-cell>
          <table:table-cell table:formula="of:=[.E20]/[.A20]" office:value-type="float" office:value="0.0759919192287724" calcext:value-type="float">
            <text:p>0,0759919192</text:p>
          </table:table-cell>
          <table:table-cell table:formula="of:=(1/[.E20]-1/[.A20])/(1-1/[.A20])" office:value-type="float" office:value="4.05309797036672" calcext:value-type="float">
            <text:p>4,05309797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360016" calcext:value-type="float">
            <text:p>6,360016</text:p>
          </table:table-cell>
          <table:table-cell/>
          <table:table-cell table:formula="of:=[.C21]/[.C18]" office:value-type="float" office:value="0.30693514351257" calcext:value-type="float">
            <text:p>0,3069351435</text:p>
          </table:table-cell>
          <table:table-cell table:formula="of:=[.E21]/[.A21]" office:value-type="float" office:value="0.0511558572520951" calcext:value-type="float">
            <text:p>0,0511558573</text:p>
          </table:table-cell>
          <table:table-cell table:formula="of:=(1/[.E21]-1/[.A21])/(1-1/[.A21])" office:value-type="float" office:value="3.70962073051389" calcext:value-type="float">
            <text:p>3,70962073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158144" calcext:value-type="float">
            <text:p>6,158144</text:p>
          </table:table-cell>
          <table:table-cell/>
          <table:table-cell table:formula="of:=[.C22]/[.C19]" office:value-type="float" office:value="0.57027260115365" calcext:value-type="float">
            <text:p>0,5702726012</text:p>
          </table:table-cell>
          <table:table-cell table:formula="of:=[.E22]/[.A22]" office:value-type="float" office:value="0.0712840751442062" calcext:value-type="float">
            <text:p>0,0712840751</text:p>
          </table:table-cell>
          <table:table-cell table:formula="of:=(1/[.E22]-1/[.A22])/(1-1/[.A22])" office:value-type="float" office:value="1.86119695433281" calcext:value-type="float">
            <text:p>1,86119695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410306" calcext:value-type="float">
            <text:p>6,410306</text:p>
          </table:table-cell>
          <table:table-cell/>
          <table:table-cell table:formula="of:=[.C23]/[.C18]" office:value-type="float" office:value="0.309362145011819" calcext:value-type="float">
            <text:p>0,309362145</text:p>
          </table:table-cell>
          <table:table-cell table:formula="of:=[.E23]/[.A23]" office:value-type="float" office:value="0.0309362145011819" calcext:value-type="float">
            <text:p>0,0309362145</text:p>
          </table:table-cell>
          <table:table-cell table:formula="of:=(1/[.E23]-1/[.A23])/(1-1/[.A23])" office:value-type="float" office:value="3.48050838412047" calcext:value-type="float">
            <text:p>3,4805083841</text:p>
          </table:table-cell>
          <table:table-cell>
            <draw:frame table:end-cell-address="Skalowalny.O42" table:end-x="1.423cm" table:end-y="0.421cm" draw:z-index="1" draw:style-name="gr1" draw:text-style-name="P1" svg:width="15cm" svg:height="9cm" svg:x="2.227cm" svg:y="0cm">
              <draw:object draw:notify-on-update-of-ranges="Skalowalny.A2:Skalowalny.A8 Skalowalny.F2:Skalowalny.F8 Skalowalny.A10:Skalowalny.A15 Skalowalny.F10:Skalowalny.F16 Skalowalny.A18:Skalowalny.A24 Skalowalny.F18:Skalowalny.F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184331" calcext:value-type="float">
            <text:p>6,184331</text:p>
          </table:table-cell>
          <table:table-cell/>
          <table:table-cell table:formula="of:=[.C24]/[.C18]" office:value-type="float" office:value="0.298456564105222" calcext:value-type="float">
            <text:p>0,2984565641</text:p>
          </table:table-cell>
          <table:table-cell table:formula="of:=[.E24]/[.A24]" office:value-type="float" office:value="0.0248713803421018" calcext:value-type="float">
            <text:p>0,0248713803</text:p>
          </table:table-cell>
          <table:table-cell table:formula="of:=(1/[.E24]-1/[.A24])/(1-1/[.A24])" office:value-type="float" office:value="3.56425960735578" calcext:value-type="float">
            <text:p>3,5642596074</text:p>
          </table:table-cell>
          <table:table-cell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Skalowalny.O63" table:end-x="1.423cm" table:end-y="0.42cm" draw:z-index="2" draw:style-name="gr1" draw:text-style-name="P1" svg:width="15cm" svg:height="9cm" svg:x="2.227cm" svg:y="0cm">
              <draw:object draw:notify-on-update-of-ranges="Skalowalny.A2:Skalowalny.A8 Skalowalny.G2:Skalowalny.G8 Skalowalny.A10:Skalowalny.A16 Skalowalny.G10:Skalowalny.G16 Skalowalny.A18:Skalowalny.A24 Skalowalny.G18:Skalowalny.G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8:39:35.059000000</meta:creation-date>
    <meta:generator>LibreOffice/4.3.5.2$Windows_x86 LibreOffice_project/3a87456aaa6a95c63eea1c1b3201acedf0751bd5</meta:generator>
    <dc:date>2015-04-12T20:19:23.444000000</dc:date>
    <meta:editing-duration>PT44M18S</meta:editing-duration>
    <meta:editing-cycles>6</meta:editing-cycles>
    <meta:document-statistic meta:table-count="2" meta:cell-count="25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E2:Podstawowy.E8 Podstawowy.E10:Podstawowy.E16 Podstawowy.E18:Podstawowy.E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Podstawowy.E2:Podstawowy.E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E10:Podstawowy.E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E18:Podstawowy.E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E2:Podstawowy.E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E10:Podstawowy.E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E18:Podstawow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68680892951995">
                <text:p>0.668680892951995</text:p>
              </table:table-cell>
              <table:table-cell office:value-type="float" office:value="2">
                <text:p>2</text:p>
              </table:table-cell>
              <table:table-cell office:value-type="float" office:value="0.511400364017429">
                <text:p>0.511400364017429</text:p>
              </table:table-cell>
              <table:table-cell office:value-type="float" office:value="2">
                <text:p>2</text:p>
              </table:table-cell>
              <table:table-cell office:value-type="float" office:value="0.524586760005636">
                <text:p>0.524586760005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42207137183429">
                <text:p>0.442207137183429</text:p>
              </table:table-cell>
              <table:table-cell office:value-type="float" office:value="4">
                <text:p>4</text:p>
              </table:table-cell>
              <table:table-cell office:value-type="float" office:value="0.333926760077024">
                <text:p>0.333926760077024</text:p>
              </table:table-cell>
              <table:table-cell office:value-type="float" office:value="4">
                <text:p>4</text:p>
              </table:table-cell>
              <table:table-cell office:value-type="float" office:value="0.290732158113695">
                <text:p>0.290732158113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606236629354749">
                <text:p>0.606236629354749</text:p>
              </table:table-cell>
              <table:table-cell office:value-type="float" office:value="6">
                <text:p>6</text:p>
              </table:table-cell>
              <table:table-cell office:value-type="float" office:value="0.504520002973528">
                <text:p>0.504520002973528</text:p>
              </table:table-cell>
              <table:table-cell office:value-type="float" office:value="6">
                <text:p>6</text:p>
              </table:table-cell>
              <table:table-cell office:value-type="float" office:value="0.357971450327872">
                <text:p>0.357971450327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85758283099504">
                <text:p>0.485758283099504</text:p>
              </table:table-cell>
              <table:table-cell office:value-type="float" office:value="8">
                <text:p>8</text:p>
              </table:table-cell>
              <table:table-cell office:value-type="float" office:value="0.368309381242311">
                <text:p>0.368309381242311</text:p>
              </table:table-cell>
              <table:table-cell office:value-type="float" office:value="8">
                <text:p>8</text:p>
              </table:table-cell>
              <table:table-cell office:value-type="float" office:value="0.592891593381248">
                <text:p>0.592891593381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534011997641406">
                <text:p>0.534011997641406</text:p>
              </table:table-cell>
              <table:table-cell office:value-type="float" office:value="10">
                <text:p>10</text:p>
              </table:table-cell>
              <table:table-cell office:value-type="float" office:value="0.431599494500171">
                <text:p>0.431599494500171</text:p>
              </table:table-cell>
              <table:table-cell office:value-type="float" office:value="10">
                <text:p>10</text:p>
              </table:table-cell>
              <table:table-cell office:value-type="float" office:value="0.364465604998339">
                <text:p>0.36446560499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526088291335091">
                <text:p>0.526088291335091</text:p>
              </table:table-cell>
              <table:table-cell office:value-type="float" office:value="12">
                <text:p>12</text:p>
              </table:table-cell>
              <table:table-cell office:value-type="float" office:value="0.380164167543937">
                <text:p>0.380164167543937</text:p>
              </table:table-cell>
              <table:table-cell office:value-type="float" office:value="12">
                <text:p>12</text:p>
              </table:table-cell>
              <table:table-cell office:value-type="float" office:value="0.345360853914183">
                <text:p>0.345360853914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F2:Podstawowy.F8 Podstawowy.F10:Podstawowy.F16 Podstawowy.F18:Podstawowy.F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Podstawowy.F2:Podstawowy.F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F10:Podstawowy.F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F18:Podstawowy.F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F2:Podstawowy.F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F10:Podstawowy.F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F18:Podstawow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34340446475997">
                <text:p>0.334340446475997</text:p>
              </table:table-cell>
              <table:table-cell office:value-type="float" office:value="2">
                <text:p>2</text:p>
              </table:table-cell>
              <table:table-cell office:value-type="float" office:value="0.255700182008714">
                <text:p>0.255700182008714</text:p>
              </table:table-cell>
              <table:table-cell office:value-type="float" office:value="2">
                <text:p>2</text:p>
              </table:table-cell>
              <table:table-cell office:value-type="float" office:value="0.262293380002818">
                <text:p>0.262293380002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10551784295857">
                <text:p>0.110551784295857</text:p>
              </table:table-cell>
              <table:table-cell office:value-type="float" office:value="4">
                <text:p>4</text:p>
              </table:table-cell>
              <table:table-cell office:value-type="float" office:value="0.083481690019256">
                <text:p>0.083481690019256</text:p>
              </table:table-cell>
              <table:table-cell office:value-type="float" office:value="4">
                <text:p>4</text:p>
              </table:table-cell>
              <table:table-cell office:value-type="float" office:value="0.0726830395284238">
                <text:p>0.0726830395284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101039438225792">
                <text:p>0.101039438225792</text:p>
              </table:table-cell>
              <table:table-cell office:value-type="float" office:value="6">
                <text:p>6</text:p>
              </table:table-cell>
              <table:table-cell office:value-type="float" office:value="0.0840866671622547">
                <text:p>0.0840866671622547</text:p>
              </table:table-cell>
              <table:table-cell office:value-type="float" office:value="6">
                <text:p>6</text:p>
              </table:table-cell>
              <table:table-cell office:value-type="float" office:value="0.0596619083879786">
                <text:p>0.0596619083879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607197853874381">
                <text:p>0.0607197853874381</text:p>
              </table:table-cell>
              <table:table-cell office:value-type="float" office:value="8">
                <text:p>8</text:p>
              </table:table-cell>
              <table:table-cell office:value-type="float" office:value="0.0460386726552889">
                <text:p>0.0460386726552889</text:p>
              </table:table-cell>
              <table:table-cell office:value-type="float" office:value="8">
                <text:p>8</text:p>
              </table:table-cell>
              <table:table-cell office:value-type="float" office:value="0.074111449172656">
                <text:p>0.074111449172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534011997641406">
                <text:p>0.0534011997641406</text:p>
              </table:table-cell>
              <table:table-cell office:value-type="float" office:value="10">
                <text:p>10</text:p>
              </table:table-cell>
              <table:table-cell office:value-type="float" office:value="0.0431599494500171">
                <text:p>0.0431599494500171</text:p>
              </table:table-cell>
              <table:table-cell office:value-type="float" office:value="10">
                <text:p>10</text:p>
              </table:table-cell>
              <table:table-cell office:value-type="float" office:value="0.0364465604998339">
                <text:p>0.036446560499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438406909445909">
                <text:p>0.0438406909445909</text:p>
              </table:table-cell>
              <table:table-cell office:value-type="float" office:value="12">
                <text:p>12</text:p>
              </table:table-cell>
              <table:table-cell office:value-type="float" office:value="0.0316803472953281">
                <text:p>0.0316803472953281</text:p>
              </table:table-cell>
              <table:table-cell office:value-type="float" office:value="12">
                <text:p>12</text:p>
              </table:table-cell>
              <table:table-cell office:value-type="float" office:value="0.0287800711595153">
                <text:p>0.02878007115951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G2:Podstawowy.G8 Podstawowy.G10:Podstawowy.G16 Podstawowy.G18:Podstawowy.G24" chart:data-source-has-labels="row" svg:x="1.301cm" svg:y="1.301cm" svg:width="13.4cm" svg:height="5.76cm">
          <chartooo:coordinate-region svg:x="2.039cm" svg:y="1.503cm" svg:width="12.47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Podstawowy.G2:Podstawowy.G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G10:Podstawowy.G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G18:Podstawowy.G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NaN">
                <text:p>NaN</text:p>
                <draw:g>
                  <svg:desc>Podstawowy.G2:Podstawowy.G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NaN">
                <text:p>NaN</text:p>
                <draw:g>
                  <svg:desc>Podstawowy.G10:Podstawowy.G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NaN">
                <text:p>NaN</text:p>
                <draw:g>
                  <svg:desc>Podstawowy.G18:Podstawow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096328470026">
                <text:p>1.99096328470026</text:p>
              </table:table-cell>
              <table:table-cell office:value-type="float" office:value="2">
                <text:p>2</text:p>
              </table:table-cell>
              <table:table-cell office:value-type="float" office:value="2.91083022367939">
                <text:p>2.91083022367939</text:p>
              </table:table-cell>
              <table:table-cell office:value-type="float" office:value="2">
                <text:p>2</text:p>
              </table:table-cell>
              <table:table-cell office:value-type="float" office:value="2.81252473847894">
                <text:p>2.81252473847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68184489699962">
                <text:p>2.68184489699962</text:p>
              </table:table-cell>
              <table:table-cell office:value-type="float" office:value="4">
                <text:p>4</text:p>
              </table:table-cell>
              <table:table-cell office:value-type="float" office:value="3.65955820080363">
                <text:p>3.65955820080363</text:p>
              </table:table-cell>
              <table:table-cell office:value-type="float" office:value="4">
                <text:p>4</text:p>
              </table:table-cell>
              <table:table-cell office:value-type="float" office:value="4.2527893095286">
                <text:p>4.2527893095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77942509887142">
                <text:p>1.77942509887142</text:p>
              </table:table-cell>
              <table:table-cell office:value-type="float" office:value="6">
                <text:p>6</text:p>
              </table:table-cell>
              <table:table-cell office:value-type="float" office:value="2.17849836067444">
                <text:p>2.17849836067444</text:p>
              </table:table-cell>
              <table:table-cell office:value-type="float" office:value="6">
                <text:p>6</text:p>
              </table:table-cell>
              <table:table-cell office:value-type="float" office:value="3.15222263926607">
                <text:p>3.15222263926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20987091679601">
                <text:p>2.20987091679601</text:p>
              </table:table-cell>
              <table:table-cell office:value-type="float" office:value="8">
                <text:p>8</text:p>
              </table:table-cell>
              <table:table-cell office:value-type="float" office:value="2.96012421211751">
                <text:p>2.96012421211751</text:p>
              </table:table-cell>
              <table:table-cell office:value-type="float" office:value="8">
                <text:p>8</text:p>
              </table:table-cell>
              <table:table-cell office:value-type="float" office:value="1.7847416890633">
                <text:p>1.7847416890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.96957455890867">
                <text:p>1.96957455890867</text:p>
              </table:table-cell>
              <table:table-cell office:value-type="float" office:value="10">
                <text:p>10</text:p>
              </table:table-cell>
              <table:table-cell office:value-type="float" office:value="2.46329206885061">
                <text:p>2.46329206885061</text:p>
              </table:table-cell>
              <table:table-cell office:value-type="float" office:value="10">
                <text:p>10</text:p>
              </table:table-cell>
              <table:table-cell office:value-type="float" office:value="2.9374923671682">
                <text:p>2.9374923671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.98271449828088">
                <text:p>1.98271449828088</text:p>
              </table:table-cell>
              <table:table-cell office:value-type="float" office:value="12">
                <text:p>12</text:p>
              </table:table-cell>
              <table:table-cell office:value-type="float" office:value="2.77866459342035">
                <text:p>2.77866459342035</text:p>
              </table:table-cell>
              <table:table-cell office:value-type="float" office:value="12">
                <text:p>12</text:p>
              </table:table-cell>
              <table:table-cell office:value-type="float" office:value="3.06784233834283">
                <text:p>3.067842338342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E2:Skalowalny.E8 Skalowalny.E10:Skalowalny.E16 Skalowalny.E18:Skalowalny.E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Skalowalny.E2:Skalowalny.E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E10:Skalowalny.E16" loext:label-string="n_10do8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E18:Skalowalny.E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E2:Skalowalny.E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1">
                <text:p>1</text:p>
                <draw:g>
                  <svg:desc>Skalowalny.E10:Skalowalny.E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E18:Skalowaln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6775444673731">
                <text:p>0.466775444673731</text:p>
              </table:table-cell>
              <table:table-cell office:value-type="float" office:value="2">
                <text:p>2</text:p>
              </table:table-cell>
              <table:table-cell office:value-type="float" office:value="0.521057294533736">
                <text:p>0.521057294533736</text:p>
              </table:table-cell>
              <table:table-cell office:value-type="float" office:value="2">
                <text:p>2</text:p>
              </table:table-cell>
              <table:table-cell office:value-type="float" office:value="0.521141600890534">
                <text:p>0.521141600890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83390121851727">
                <text:p>0.383390121851727</text:p>
              </table:table-cell>
              <table:table-cell office:value-type="float" office:value="4">
                <text:p>4</text:p>
              </table:table-cell>
              <table:table-cell office:value-type="float" office:value="0.32968254230761">
                <text:p>0.32968254230761</text:p>
              </table:table-cell>
              <table:table-cell office:value-type="float" office:value="4">
                <text:p>4</text:p>
              </table:table-cell>
              <table:table-cell office:value-type="float" office:value="0.303967676915089">
                <text:p>0.303967676915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75897963902571">
                <text:p>0.475897963902571</text:p>
              </table:table-cell>
              <table:table-cell office:value-type="float" office:value="6">
                <text:p>6</text:p>
              </table:table-cell>
              <table:table-cell office:value-type="float" office:value="0.369807380176672">
                <text:p>0.369807380176672</text:p>
              </table:table-cell>
              <table:table-cell office:value-type="float" office:value="6">
                <text:p>6</text:p>
              </table:table-cell>
              <table:table-cell office:value-type="float" office:value="0.30693514351257">
                <text:p>0.306935143512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1727912465698">
                <text:p>0.381727912465698</text:p>
              </table:table-cell>
              <table:table-cell office:value-type="float" office:value="8">
                <text:p>8</text:p>
              </table:table-cell>
              <table:table-cell office:value-type="float" office:value="0.31561347511866">
                <text:p>0.31561347511866</text:p>
              </table:table-cell>
              <table:table-cell office:value-type="float" office:value="8">
                <text:p>8</text:p>
              </table:table-cell>
              <table:table-cell office:value-type="float" office:value="0.57027260115365">
                <text:p>0.57027260115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9088533372889">
                <text:p>0.39088533372889</text:p>
              </table:table-cell>
              <table:table-cell office:value-type="float" office:value="10">
                <text:p>10</text:p>
              </table:table-cell>
              <table:table-cell office:value-type="float" office:value="0.337799838873152">
                <text:p>0.337799838873152</text:p>
              </table:table-cell>
              <table:table-cell office:value-type="float" office:value="10">
                <text:p>10</text:p>
              </table:table-cell>
              <table:table-cell office:value-type="float" office:value="0.309362145011819">
                <text:p>0.309362145011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315553655333685">
                <text:p>0.315553655333685</text:p>
              </table:table-cell>
              <table:table-cell office:value-type="float" office:value="12">
                <text:p>12</text:p>
              </table:table-cell>
              <table:table-cell office:value-type="float" office:value="0.324285029142224">
                <text:p>0.324285029142224</text:p>
              </table:table-cell>
              <table:table-cell office:value-type="float" office:value="12">
                <text:p>12</text:p>
              </table:table-cell>
              <table:table-cell office:value-type="float" office:value="0.298456564105222">
                <text:p>0.2984565641052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F2:Skalowalny.F8 Skalowalny.F10:Skalowalny.F16 Skalowalny.F18:Skalowalny.F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Skalowalny.F2:Skalowalny.F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F10:Skalowalny.F16" loext:label-string="n_10do8" chart:class="chart:scatter">
            <chart:domain table:cell-range-address="Skalowalny.A10:Skalowalny.A15"/>
            <chart:data-point chart:repeated="7"/>
          </chart:series>
          <chart:series chart:style-name="ch11" chart:values-cell-range-address="Skalowalny.F18:Skalowalny.F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F2:Skalowalny.F8</svg:desc>
                </draw:g>
              </table:table-cell>
              <table:table-cell office:value-type="float" office:value="1">
                <text:p>1</text:p>
                <draw:g>
                  <svg:desc>Skalowalny.A10:Skalowalny.A15</svg:desc>
                </draw:g>
              </table:table-cell>
              <table:table-cell office:value-type="float" office:value="1">
                <text:p>1</text:p>
                <draw:g>
                  <svg:desc>Skalowalny.F10:Skalowalny.F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F18:Skalowaln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33387722336866">
                <text:p>0.233387722336866</text:p>
              </table:table-cell>
              <table:table-cell office:value-type="float" office:value="2">
                <text:p>2</text:p>
              </table:table-cell>
              <table:table-cell office:value-type="float" office:value="0.260528647266868">
                <text:p>0.260528647266868</text:p>
              </table:table-cell>
              <table:table-cell office:value-type="float" office:value="2">
                <text:p>2</text:p>
              </table:table-cell>
              <table:table-cell office:value-type="float" office:value="0.260570800445267">
                <text:p>0.260570800445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958475304629319">
                <text:p>0.0958475304629319</text:p>
              </table:table-cell>
              <table:table-cell office:value-type="float" office:value="4">
                <text:p>4</text:p>
              </table:table-cell>
              <table:table-cell office:value-type="float" office:value="0.0824206355769026">
                <text:p>0.0824206355769026</text:p>
              </table:table-cell>
              <table:table-cell office:value-type="float" office:value="4">
                <text:p>4</text:p>
              </table:table-cell>
              <table:table-cell office:value-type="float" office:value="0.0759919192287724">
                <text:p>0.0759919192287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793163273170952">
                <text:p>0.0793163273170952</text:p>
              </table:table-cell>
              <table:table-cell office:value-type="float" office:value="6">
                <text:p>6</text:p>
              </table:table-cell>
              <table:table-cell office:value-type="float" office:value="0.0616345633627788">
                <text:p>0.0616345633627788</text:p>
              </table:table-cell>
              <table:table-cell office:value-type="float" office:value="6">
                <text:p>6</text:p>
              </table:table-cell>
              <table:table-cell office:value-type="float" office:value="0.0511558572520951">
                <text:p>0.0511558572520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477159890582122">
                <text:p>0.0477159890582122</text:p>
              </table:table-cell>
              <table:table-cell office:value-type="float" office:value="8">
                <text:p>8</text:p>
              </table:table-cell>
              <table:table-cell office:value-type="float" office:value="0.0394516843898325">
                <text:p>0.0394516843898325</text:p>
              </table:table-cell>
              <table:table-cell office:value-type="float" office:value="8">
                <text:p>8</text:p>
              </table:table-cell>
              <table:table-cell office:value-type="float" office:value="0.0712840751442062">
                <text:p>0.0712840751442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39088533372889">
                <text:p>0.039088533372889</text:p>
              </table:table-cell>
              <table:table-cell office:value-type="float" office:value="10">
                <text:p>10</text:p>
              </table:table-cell>
              <table:table-cell office:value-type="float" office:value="0.0337799838873152">
                <text:p>0.0337799838873152</text:p>
              </table:table-cell>
              <table:table-cell office:value-type="float" office:value="10">
                <text:p>10</text:p>
              </table:table-cell>
              <table:table-cell office:value-type="float" office:value="0.0309362145011819">
                <text:p>0.0309362145011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262961379444738">
                <text:p>0.0262961379444738</text:p>
              </table:table-cell>
              <table:table-cell office:value-type="float" office:value="NaN">
                <text:p>NaN</text:p>
              </table:table-cell>
              <table:table-cell office:value-type="float" office:value="0.0270237524285187">
                <text:p>0.0270237524285187</text:p>
              </table:table-cell>
              <table:table-cell office:value-type="float" office:value="12">
                <text:p>12</text:p>
              </table:table-cell>
              <table:table-cell office:value-type="float" office:value="0.0248713803421018">
                <text:p>0.02487138034210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G2:Skalowalny.G8 Skalowalny.G10:Skalowalny.G16 Skalowalny.G18:Skalowalny.G24" chart:data-source-has-labels="row" svg:x="1.301cm" svg:y="1.301cm" svg:width="13.4cm" svg:height="5.76cm">
          <chartooo:coordinate-region svg:x="2.039cm" svg:y="1.503cm" svg:width="12.47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Skalowalny.G2:Skalowalny.G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G10:Skalowalny.G16" loext:label-string="n_10do8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G18:Skalowalny.G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NaN">
                <text:p>NaN</text:p>
                <draw:g>
                  <svg:desc>Skalowalny.G2:Skalowalny.G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NaN">
                <text:p>NaN</text:p>
                <draw:g>
                  <svg:desc>Skalowalny.G10:Skalowalny.G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NaN">
                <text:p>NaN</text:p>
                <draw:g>
                  <svg:desc>Skalowalny.G18:Skalowaln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28471553682085">
                <text:p>3.28471553682085</text:p>
              </table:table-cell>
              <table:table-cell office:value-type="float" office:value="2">
                <text:p>2</text:p>
              </table:table-cell>
              <table:table-cell office:value-type="float" office:value="2.83834948859066">
                <text:p>2.83834948859066</text:p>
              </table:table-cell>
              <table:table-cell office:value-type="float" office:value="2">
                <text:p>2</text:p>
              </table:table-cell>
              <table:table-cell office:value-type="float" office:value="2.83772854936618">
                <text:p>2.83772854936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14441232921399">
                <text:p>3.14441232921399</text:p>
              </table:table-cell>
              <table:table-cell office:value-type="float" office:value="4">
                <text:p>4</text:p>
              </table:table-cell>
              <table:table-cell office:value-type="float" office:value="3.71096129021778">
                <text:p>3.71096129021778</text:p>
              </table:table-cell>
              <table:table-cell office:value-type="float" office:value="4">
                <text:p>4</text:p>
              </table:table-cell>
              <table:table-cell office:value-type="float" office:value="4.05309797036672">
                <text:p>4.05309797036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32154892649566">
                <text:p>2.32154892649566</text:p>
              </table:table-cell>
              <table:table-cell office:value-type="float" office:value="6">
                <text:p>6</text:p>
              </table:table-cell>
              <table:table-cell office:value-type="float" office:value="3.04493253603189">
                <text:p>3.04493253603189</text:p>
              </table:table-cell>
              <table:table-cell office:value-type="float" office:value="6">
                <text:p>6</text:p>
              </table:table-cell>
              <table:table-cell office:value-type="float" office:value="3.70962073051389">
                <text:p>3.70962073051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85104795429721">
                <text:p>2.85104795429721</text:p>
              </table:table-cell>
              <table:table-cell office:value-type="float" office:value="8">
                <text:p>8</text:p>
              </table:table-cell>
              <table:table-cell office:value-type="float" office:value="3.47820860038296">
                <text:p>3.47820860038296</text:p>
              </table:table-cell>
              <table:table-cell office:value-type="float" office:value="8">
                <text:p>8</text:p>
              </table:table-cell>
              <table:table-cell office:value-type="float" office:value="1.86119695433281">
                <text:p>1.86119695433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73143890352248">
                <text:p>2.73143890352248</text:p>
              </table:table-cell>
              <table:table-cell office:value-type="float" office:value="10">
                <text:p>10</text:p>
              </table:table-cell>
              <table:table-cell office:value-type="float" office:value="3.17814774353372">
                <text:p>3.17814774353372</text:p>
              </table:table-cell>
              <table:table-cell office:value-type="float" office:value="10">
                <text:p>10</text:p>
              </table:table-cell>
              <table:table-cell office:value-type="float" office:value="3.48050838412047">
                <text:p>3.48050838412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3.36621800132978">
                <text:p>3.36621800132978</text:p>
              </table:table-cell>
              <table:table-cell office:value-type="float" office:value="12">
                <text:p>12</text:p>
              </table:table-cell>
              <table:table-cell office:value-type="float" office:value="3.2731348607796">
                <text:p>3.2731348607796</text:p>
              </table:table-cell>
              <table:table-cell office:value-type="float" office:value="12">
                <text:p>12</text:p>
              </table:table-cell>
              <table:table-cell office:value-type="float" office:value="3.56425960735578">
                <text:p>3.564259607355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